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/>
    </style:style>
    <style:style style:name="P2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T1" style:family="text">
      <style:text-properties fo:color="#cc7832"/>
    </style:style>
    <style:style style:name="T2" style:family="text">
      <style:text-properties fo:color="#cc7832" style:font-name="JetBrains Mono"/>
    </style:style>
    <style:style style:name="T3" style:family="text">
      <style:text-properties style:font-name="JetBrains Mono"/>
    </style:style>
    <style:style style:name="T4" style:family="text">
      <style:text-properties fo:color="#9876aa"/>
    </style:style>
    <style:style style:name="T5" style:family="text">
      <style:text-properties fo:color="#9876aa" style:font-name="JetBrains Mono"/>
    </style:style>
    <style:style style:name="T6" style:family="text">
      <style:text-properties fo:color="#6897bb"/>
    </style:style>
    <style:style style:name="T7" style:family="text">
      <style:text-properties fo:color="#6897bb" style:font-name="JetBrains Mono"/>
    </style:style>
    <style:style style:name="T8" style:family="text">
      <style:text-properties fo:color="#6a8759"/>
    </style:style>
    <style:style style:name="T9" style:family="text">
      <style:text-properties fo:color="#6a8759" style:font-name="JetBrains Mono"/>
    </style:style>
    <style:style style:name="T10" style:family="text">
      <style:text-properties fo:color="#ffc66d"/>
    </style:style>
    <style:style style:name="T11" style:family="text">
      <style:text-properties fo:color="#ffc66d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reate database </text:span>lab4<text:span text:style-name="T1">;</text:span></text:p>
      <text:p text:style-name="P3"><text:span text:style-name="T1">create table </text:span>Warehouses(</text:p>
      <text:p text:style-name="P2"><text:s text:c="2"/><text:span text:style-name="T5">code </text:span><text:span text:style-name="T2">int Primary Key ,</text:span></text:p>
      <text:p text:style-name="P2"><text:span text:style-name="T1"><text:s text:c="2"/></text:span><text:span text:style-name="T5">location </text:span><text:span text:style-name="T2">VARCHAR</text:span><text:span text:style-name="T3">(</text:span><text:span text:style-name="T7">255</text:span><text:span text:style-name="T3">)</text:span><text:span text:style-name="T2">,</text:span></text:p>
      <text:p text:style-name="P2"><text:span text:style-name="T1"><text:s text:c="2"/></text:span><text:span text:style-name="T5">capacity </text:span><text:span text:style-name="T2">int</text:span></text:p>
      <text:p text:style-name="P3">)<text:span text:style-name="T1">;</text:span></text:p>
      <text:p text:style-name="P3"><text:span text:style-name="T1">create table </text:span>Boxes(</text:p>
      <text:p text:style-name="P2"><text:s text:c="4"/><text:span text:style-name="T5">code </text:span><text:span text:style-name="T2">char</text:span><text:span text:style-name="T3">(</text:span><text:span text:style-name="T7">4</text:span><text:span text:style-name="T3">) </text:span><text:span text:style-name="T2">primary key ,</text:span></text:p>
      <text:p text:style-name="P2"><text:span text:style-name="T1"><text:s text:c="4"/></text:span><text:span text:style-name="T5">contents </text:span><text:span text:style-name="T2">VARCHAR</text:span><text:span text:style-name="T3">(</text:span><text:span text:style-name="T7">255</text:span><text:span text:style-name="T3">)</text:span><text:span text:style-name="T2">,</text:span></text:p>
      <text:p text:style-name="P2"><text:span text:style-name="T1"><text:s text:c="4"/></text:span><text:span text:style-name="T5">value </text:span><text:span text:style-name="T2">real,</text:span></text:p>
      <text:p text:style-name="P2"><text:span text:style-name="T1"><text:s text:c="4"/></text:span><text:span text:style-name="T5">warehouse </text:span><text:span text:style-name="T2">int REFERENCES </text:span><text:span text:style-name="T3">Warehouses(</text:span><text:span text:style-name="T5">code</text:span><text:span text:style-name="T3">) </text:span><text:span text:style-name="T2">on update cascade on delete cascade</text:span></text:p>
      <text:p text:style-name="P3">)<text:span text:style-name="T1">;</text:span></text:p>
      <text:p text:style-name="P3"><text:span text:style-name="T1">INSERT INTO </text:span>Warehouses(<text:span text:style-name="T4">code</text:span><text:span text:style-name="T1">, </text:span><text:span text:style-name="T4">location</text:span><text:span text:style-name="T1">, </text:span><text:span text:style-name="T4">capacity</text:span>) <text:span text:style-name="T1">VALUES</text:span>(<text:span text:style-name="T6">1</text:span><text:span text:style-name="T1">, </text:span><text:span text:style-name="T8">'Chicago'</text:span><text:span text:style-name="T1">, </text:span><text:span text:style-name="T6">3</text:span>)<text:span text:style-name="T1">;</text:span></text:p>
      <text:p text:style-name="P3"><text:span text:style-name="T1">INSERT INTO </text:span>Warehouses(<text:span text:style-name="T4">code</text:span><text:span text:style-name="T1">, </text:span><text:span text:style-name="T4">location</text:span><text:span text:style-name="T1">, </text:span><text:span text:style-name="T4">capacity</text:span>) <text:span text:style-name="T1">VALUES</text:span>(<text:span text:style-name="T6">2</text:span><text:span text:style-name="T1">, </text:span><text:span text:style-name="T8">'Rocks'</text:span><text:span text:style-name="T1">, </text:span><text:span text:style-name="T6">4</text:span>)<text:span text:style-name="T1">;</text:span></text:p>
      <text:p text:style-name="P3"><text:span text:style-name="T1">INSERT INTO </text:span>Warehouses(<text:span text:style-name="T4">code</text:span><text:span text:style-name="T1">, </text:span><text:span text:style-name="T4">location</text:span><text:span text:style-name="T1">, </text:span><text:span text:style-name="T4">capacity</text:span>) <text:span text:style-name="T1">VALUES</text:span>(<text:span text:style-name="T6">3</text:span><text:span text:style-name="T1">, </text:span><text:span text:style-name="T8">'New York'</text:span><text:span text:style-name="T1">, </text:span><text:span text:style-name="T6">7</text:span>)<text:span text:style-name="T1">;</text:span></text:p>
      <text:p text:style-name="P3"><text:span text:style-name="T1">INSERT INTO </text:span>Warehouses(<text:span text:style-name="T4">code</text:span><text:span text:style-name="T1">, </text:span><text:span text:style-name="T4">location</text:span><text:span text:style-name="T1">, </text:span><text:span text:style-name="T4">capacity</text:span>) <text:span text:style-name="T1">VALUES</text:span>(<text:span text:style-name="T6">4</text:span><text:span text:style-name="T1">, </text:span><text:span text:style-name="T8">'Los Angeles'</text:span><text:span text:style-name="T1">, </text:span><text:span text:style-name="T6">2</text:span>)<text:span text:style-name="T1">;</text:span></text:p>
      <text:p text:style-name="P3"><text:span text:style-name="T1">INSERT INTO </text:span>Warehouses(<text:span text:style-name="T4">code</text:span><text:span text:style-name="T1">, </text:span><text:span text:style-name="T4">location</text:span><text:span text:style-name="T1">, </text:span><text:span text:style-name="T4">capacity</text:span>) <text:span text:style-name="T1">VALUES</text:span>(<text:span text:style-name="T6">5</text:span><text:span text:style-name="T1">, </text:span><text:span text:style-name="T8">'San Francisko'</text:span><text:span text:style-name="T1">, </text:span><text:span text:style-name="T6">8</text:span>)<text:span text:style-name="T1">;</text:span></text:p>
      <text:p text:style-name="P3"><text:span text:style-name="T1">INSERT INTO </text:span>Boxes(<text:span text:style-name="T4">code</text:span><text:span text:style-name="T1">, </text:span><text:span text:style-name="T4">contents</text:span><text:span text:style-name="T1">, </text:span><text:span text:style-name="T4">value</text:span><text:span text:style-name="T1">, </text:span><text:span text:style-name="T4">warehouse</text:span>) <text:span text:style-name="T1">VALUES </text:span>(<text:span text:style-name="T8">'0MN7'</text:span><text:span text:style-name="T1">, </text:span><text:span text:style-name="T8">'Rocks'</text:span><text:span text:style-name="T1">, </text:span><text:span text:style-name="T6">180</text:span><text:span text:style-name="T1">, </text:span><text:span text:style-name="T6">3</text:span>)<text:span text:style-name="T1">;</text:span></text:p>
      <text:p text:style-name="P3"><text:span text:style-name="T1">INSERT INTO </text:span>Boxes(<text:span text:style-name="T4">code</text:span><text:span text:style-name="T1">, </text:span><text:span text:style-name="T4">contents</text:span><text:span text:style-name="T1">, </text:span><text:span text:style-name="T4">value</text:span><text:span text:style-name="T1">, </text:span><text:span text:style-name="T4">warehouse</text:span>) <text:span text:style-name="T1">VALUES </text:span>(<text:span text:style-name="T8">'4H8P'</text:span><text:span text:style-name="T1">, </text:span><text:span text:style-name="T8">'Rocks'</text:span><text:span text:style-name="T1">, </text:span><text:span text:style-name="T6">250</text:span><text:span text:style-name="T1">, </text:span><text:span text:style-name="T6">1</text:span>)<text:span text:style-name="T1">;</text:span></text:p>
      <text:p text:style-name="P3"><text:span text:style-name="T1">INSERT INTO </text:span>Boxes(<text:span text:style-name="T4">code</text:span><text:span text:style-name="T1">, </text:span><text:span text:style-name="T4">contents</text:span><text:span text:style-name="T1">, </text:span><text:span text:style-name="T4">value</text:span><text:span text:style-name="T1">, </text:span><text:span text:style-name="T4">warehouse</text:span>) <text:span text:style-name="T1">VALUES </text:span>(<text:span text:style-name="T8">'4RT3'</text:span><text:span text:style-name="T1">, </text:span><text:span text:style-name="T8">'Scissors'</text:span><text:span text:style-name="T1">, </text:span><text:span text:style-name="T6">190</text:span><text:span text:style-name="T1">, </text:span><text:span text:style-name="T6">4</text:span>)<text:span text:style-name="T1">;</text:span></text:p>
      <text:p text:style-name="P3"><text:span text:style-name="T1">INSERT INTO </text:span>Boxes(<text:span text:style-name="T4">code</text:span><text:span text:style-name="T1">, </text:span><text:span text:style-name="T4">contents</text:span><text:span text:style-name="T1">, </text:span><text:span text:style-name="T4">value</text:span><text:span text:style-name="T1">, </text:span><text:span text:style-name="T4">warehouse</text:span>) <text:span text:style-name="T1">VALUES </text:span>(<text:span text:style-name="T8">'7G3H'</text:span><text:span text:style-name="T1">, </text:span><text:span text:style-name="T8">'Rocks'</text:span><text:span text:style-name="T1">, </text:span><text:span text:style-name="T6">200</text:span><text:span text:style-name="T1">, </text:span><text:span text:style-name="T6">1</text:span>)<text:span text:style-name="T1">;</text:span></text:p>
      <text:p text:style-name="P3"><text:span text:style-name="T1">INSERT INTO </text:span>Boxes(<text:span text:style-name="T4">code</text:span><text:span text:style-name="T1">, </text:span><text:span text:style-name="T4">contents</text:span><text:span text:style-name="T1">, </text:span><text:span text:style-name="T4">value</text:span><text:span text:style-name="T1">, </text:span><text:span text:style-name="T4">warehouse</text:span>) <text:span text:style-name="T1">VALUES </text:span>(<text:span text:style-name="T8">'8JN6'</text:span><text:span text:style-name="T1">, </text:span><text:span text:style-name="T8">'Papers'</text:span><text:span text:style-name="T1">, </text:span><text:span text:style-name="T6">75</text:span><text:span text:style-name="T1">, </text:span><text:span text:style-name="T6">1</text:span>)<text:span text:style-name="T1">;</text:span></text:p>
      <text:p text:style-name="P3"><text:span text:style-name="T1">INSERT INTO </text:span>Boxes(<text:span text:style-name="T4">code</text:span><text:span text:style-name="T1">, </text:span><text:span text:style-name="T4">contents</text:span><text:span text:style-name="T1">, </text:span><text:span text:style-name="T4">value</text:span><text:span text:style-name="T1">, </text:span><text:span text:style-name="T4">warehouse</text:span>) <text:span text:style-name="T1">VALUES </text:span>(<text:span text:style-name="T8">'8Y6U'</text:span><text:span text:style-name="T1">, </text:span><text:span text:style-name="T8">'Papers'</text:span><text:span text:style-name="T1">, </text:span><text:span text:style-name="T6">50</text:span><text:span text:style-name="T1">, </text:span><text:span text:style-name="T6">3</text:span>)<text:span text:style-name="T1">;</text:span></text:p>
      <text:p text:style-name="P3"><text:span text:style-name="T1">INSERT INTO </text:span>Boxes(<text:span text:style-name="T4">code</text:span><text:span text:style-name="T1">, </text:span><text:span text:style-name="T4">contents</text:span><text:span text:style-name="T1">, </text:span><text:span text:style-name="T4">value</text:span><text:span text:style-name="T1">, </text:span><text:span text:style-name="T4">warehouse</text:span>) <text:span text:style-name="T1">VALUES </text:span>(<text:span text:style-name="T8">'9J6F'</text:span><text:span text:style-name="T1">, </text:span><text:span text:style-name="T8">'Papers'</text:span><text:span text:style-name="T1">, </text:span><text:span text:style-name="T6">175</text:span><text:span text:style-name="T1">, </text:span><text:span text:style-name="T6">2</text:span>)<text:span text:style-name="T1">;</text:span></text:p>
      <text:p text:style-name="P3"><text:span text:style-name="T1">INSERT INTO </text:span>Boxes(<text:span text:style-name="T4">code</text:span><text:span text:style-name="T1">, </text:span><text:span text:style-name="T4">contents</text:span><text:span text:style-name="T1">, </text:span><text:span text:style-name="T4">value</text:span><text:span text:style-name="T1">, </text:span><text:span text:style-name="T4">warehouse</text:span>) <text:span text:style-name="T1">VALUES </text:span>(<text:span text:style-name="T8">'LL08'</text:span><text:span text:style-name="T1">, </text:span><text:span text:style-name="T8">'Rocks'</text:span><text:span text:style-name="T1">, </text:span><text:span text:style-name="T6">140</text:span><text:span text:style-name="T1">, </text:span><text:span text:style-name="T6">4</text:span>)<text:span text:style-name="T1">;</text:span></text:p>
      <text:p text:style-name="P3"><text:span text:style-name="T1">INSERT INTO </text:span>Boxes(<text:span text:style-name="T4">code</text:span><text:span text:style-name="T1">, </text:span><text:span text:style-name="T4">contents</text:span><text:span text:style-name="T1">, </text:span><text:span text:style-name="T4">value</text:span><text:span text:style-name="T1">, </text:span><text:span text:style-name="T4">warehouse</text:span>) <text:span text:style-name="T1">VALUES </text:span>(<text:span text:style-name="T8">'P0H6'</text:span><text:span text:style-name="T1">, </text:span><text:span text:style-name="T8">'Scissors'</text:span><text:span text:style-name="T1">, </text:span><text:span text:style-name="T6">125</text:span><text:span text:style-name="T1">, </text:span><text:span text:style-name="T6">1</text:span>)<text:span text:style-name="T1">;</text:span></text:p>
      <text:p text:style-name="P3"><text:span text:style-name="T1">INSERT INTO </text:span>Boxes(<text:span text:style-name="T4">code</text:span><text:span text:style-name="T1">, </text:span><text:span text:style-name="T4">contents</text:span><text:span text:style-name="T1">, </text:span><text:span text:style-name="T4">value</text:span><text:span text:style-name="T1">, </text:span><text:span text:style-name="T4">warehouse</text:span>) <text:span text:style-name="T1">VALUES </text:span>(<text:span text:style-name="T8">'P2T6'</text:span><text:span text:style-name="T1">, </text:span><text:span text:style-name="T8">'Scissors'</text:span><text:span text:style-name="T1">, </text:span><text:span text:style-name="T6">150</text:span><text:span text:style-name="T1">, </text:span><text:span text:style-name="T6">2</text:span>)<text:span text:style-name="T1">;</text:span></text:p>
      <text:p text:style-name="P3"><text:span text:style-name="T1">INSERT INTO </text:span>Boxes(<text:span text:style-name="T4">code</text:span><text:span text:style-name="T1">, </text:span><text:span text:style-name="T4">contents</text:span><text:span text:style-name="T1">, </text:span><text:span text:style-name="T4">value</text:span><text:span text:style-name="T1">, </text:span><text:span text:style-name="T4">warehouse</text:span>) <text:span text:style-name="T1">VALUES </text:span>(<text:span text:style-name="T8">'TUSS'</text:span><text:span text:style-name="T1">, </text:span><text:span text:style-name="T8">'Papers'</text:span><text:span text:style-name="T1">, </text:span><text:span text:style-name="T6">90</text:span><text:span text:style-name="T1">, </text:span><text:span text:style-name="T6">5</text:span>)<text:span text:style-name="T1">;</text:span></text:p>
      <text:p text:style-name="P3"><text:span text:style-name="T6">4</text:span>)</text:p>
      <text:p text:style-name="P3"><text:span text:style-name="T1">select </text:span><text:span text:style-name="T10">*</text:span></text:p>
      <text:p text:style-name="P3"><text:span text:style-name="T1">from </text:span>Warehouses<text:span text:style-name="T1">;</text:span></text:p>
      <text:p text:style-name="P3"><text:span text:style-name="T6">5</text:span>)</text:p>
      <text:p text:style-name="P3"><text:span text:style-name="T1">select </text:span><text:span text:style-name="T10">*</text:span></text:p>
      <text:p text:style-name="P3"><text:span text:style-name="T1">from </text:span>Boxes</text:p>
      <text:p text:style-name="P3"><text:span text:style-name="T1">where </text:span><text:span text:style-name="T4">value </text:span>&gt; <text:span text:style-name="T6">150</text:span><text:span text:style-name="T1">;</text:span></text:p>
      <text:p text:style-name="P3"><text:span text:style-name="T6"/></text:p>
      <text:p text:style-name="P3"><text:span text:style-name="T6">6</text:span>)</text:p>
      <text:p text:style-name="P3"><text:span text:style-name="T1">select distinct </text:span><text:span text:style-name="T4">contents</text:span></text:p>
      <text:p text:style-name="P3"><text:span text:style-name="T1">from </text:span>Boxes<text:span text:style-name="T1">;</text:span></text:p>
      <text:p text:style-name="P3"><text:span text:style-name="T6"/></text:p>
      <text:p text:style-name="P3"><text:span text:style-name="T6">7</text:span>)</text:p>
      <text:p text:style-name="P3"><text:span text:style-name="T1">select </text:span><text:span text:style-name="T4">warehouse</text:span><text:span text:style-name="T1">,</text:span><text:span text:style-name="T11">count</text:span>(<text:span text:style-name="T10">*</text:span>) <text:span text:style-name="T1">as </text:span>numBoxes</text:p>
      <text:p text:style-name="P3"><text:span text:style-name="T1">from </text:span>Boxes</text:p>
      <text:p text:style-name="P3"><text:span text:style-name="T1">GROUP BY </text:span><text:span text:style-name="T4">warehouse</text:span></text:p>
      <text:p text:style-name="P3"><text:span text:style-name="T1">order by </text:span><text:span text:style-name="T4">warehouse</text:span><text:span text:style-name="T1">;</text:span></text:p>
      <text:p text:style-name="P3"><text:span text:style-name="T6"/></text:p>
      <text:p text:style-name="P3"><text:span text:style-name="T6">8</text:span>)</text:p>
      <text:p text:style-name="P3"><text:span text:style-name="T1">select </text:span><text:span text:style-name="T4">warehouse</text:span><text:span text:style-name="T1">,</text:span><text:span text:style-name="T11">count</text:span>(<text:span text:style-name="T10">*</text:span>) <text:span text:style-name="T1">as </text:span>numBoxes</text:p>
      <text:p text:style-name="P3"><text:span text:style-name="T1">from </text:span>Boxes</text:p>
      <text:p text:style-name="P3"><text:span text:style-name="T1">GROUP BY </text:span><text:span text:style-name="T4">warehouse</text:span></text:p>
      <text:p text:style-name="P3"><text:span text:style-name="T1">having </text:span><text:span text:style-name="T11">count</text:span>(<text:span text:style-name="T10">*</text:span>) &gt; <text:span text:style-name="T6">2</text:span></text:p>
      <text:p text:style-name="P3"><text:span text:style-name="T1">order by </text:span><text:span text:style-name="T4">warehouse</text:span><text:span text:style-name="T1">;</text:span></text:p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6">9</text:span>)</text:p>
      <text:p text:style-name="P3"><text:span text:style-name="T1">INSERT INTO </text:span>Warehouses(<text:span text:style-name="T4">code</text:span><text:span text:style-name="T1">, </text:span><text:span text:style-name="T4">location</text:span><text:span text:style-name="T1">, </text:span><text:span text:style-name="T4">capacity</text:span>) <text:span text:style-name="T1">VALUES</text:span>(<text:span text:style-name="T6">6</text:span><text:span text:style-name="T1">, </text:span><text:span text:style-name="T8">'New York'</text:span><text:span text:style-name="T1">, </text:span><text:span text:style-name="T6">3</text:span>)<text:span text:style-name="T1">;</text:span></text:p>
      <text:p text:style-name="P3"><text:span text:style-name="T6"/></text:p>
      <text:p text:style-name="P3"><text:span text:style-name="T6">10</text:span>)</text:p>
      <text:p text:style-name="P3"><text:span text:style-name="T1">INSERT INTO </text:span>Boxes(<text:span text:style-name="T4">code</text:span><text:span text:style-name="T1">, </text:span><text:span text:style-name="T4">contents</text:span><text:span text:style-name="T1">, </text:span><text:span text:style-name="T4">value</text:span><text:span text:style-name="T1">, </text:span><text:span text:style-name="T4">warehouse</text:span>) <text:span text:style-name="T1">VALUES </text:span>(<text:span text:style-name="T8">'H5RT'</text:span><text:span text:style-name="T1">, </text:span><text:span text:style-name="T8">'Papers'</text:span><text:span text:style-name="T1">, </text:span><text:span text:style-name="T6">200</text:span><text:span text:style-name="T1">, </text:span><text:span text:style-name="T6">2</text:span>)<text:span text:style-name="T1">;</text:span></text:p>
      <text:p text:style-name="P3"><text:span text:style-name="T6">11</text:span>)</text:p>
      <text:p text:style-name="P3"><text:span text:style-name="T1">update </text:span>Boxes</text:p>
      <text:p text:style-name="P3"><text:span text:style-name="T1">set </text:span><text:span text:style-name="T4">value </text:span>= <text:span text:style-name="T4">value </text:span>- <text:span text:style-name="T4">value</text:span>*<text:span text:style-name="T6">0.15</text:span></text:p>
      <text:p text:style-name="P3"><text:span text:style-name="T1">where </text:span><text:span text:style-name="T4">value </text:span>= (<text:span text:style-name="T1">select </text:span><text:span text:style-name="T4">value</text:span></text:p>
      <text:p text:style-name="P2"><text:span text:style-name="T4"><text:s text:c="13"/></text:span><text:span text:style-name="T2">from </text:span><text:span text:style-name="T3">Boxes</text:span></text:p>
      <text:p text:style-name="P2"><text:s text:c="13"/><text:span text:style-name="T2">order by </text:span><text:span text:style-name="T5">value </text:span><text:span text:style-name="T2">desc</text:span></text:p>
      <text:p text:style-name="P2"><text:span text:style-name="T1"><text:s text:c="13"/></text:span><text:span text:style-name="T2">offset </text:span><text:span text:style-name="T7">2 </text:span><text:span text:style-name="T2">limit </text:span><text:span text:style-name="T7">1</text:span><text:span text:style-name="T3">)</text:span><text:span text:style-name="T2">;</text:span></text:p>
      <text:p text:style-name="P3"><text:span text:style-name="T6"/></text:p>
      <text:p text:style-name="P3"><text:span text:style-name="T6">12</text:span>)</text:p>
      <text:p text:style-name="P3"><text:span text:style-name="T1">DELETE from </text:span>Boxes</text:p>
      <text:p text:style-name="P3"><text:span text:style-name="T1">where </text:span><text:span text:style-name="T4">value </text:span>&lt; <text:span text:style-name="T6">150</text:span><text:span text:style-name="T1">;</text:span></text:p>
      <text:p text:style-name="P3"><text:span text:style-name="T6"/></text:p>
      <text:p text:style-name="P3"><text:span text:style-name="T6">13</text:span>)</text:p>
      <text:p text:style-name="P3"><text:span text:style-name="T1">DELETE from </text:span>Boxes</text:p>
      <text:p text:style-name="P3"><text:span text:style-name="T1">where </text:span><text:span text:style-name="T4">warehouse </text:span><text:span text:style-name="T1">in </text:span>(<text:span text:style-name="T1">select </text:span><text:span text:style-name="T4">code</text:span></text:p>
      <text:p text:style-name="P2"><text:span text:style-name="T4"><text:s text:c="20"/></text:span><text:span text:style-name="T2">from </text:span><text:span text:style-name="T3">warehouses</text:span></text:p>
      <text:p text:style-name="P2"><text:s text:c="20"/><text:span text:style-name="T2">where </text:span><text:span text:style-name="T5">location </text:span><text:span text:style-name="T3">= </text:span><text:span text:style-name="T9">'New York'</text:span><text:span text:style-name="T3">)</text:span><text:span text:style-name="T2">;</text:span></text:p>
      <text:p text:style-name="P3"><text:span text:style-name="T1">select </text:span><text:span text:style-name="T10">*</text:span></text:p>
      <text:p text:style-name="P3"><text:span text:style-name="T1">from </text:span>Boxes<text:span text:style-name="T1">;</text:span></text:p>
      <text:p text:style-name="P3"><text:span text:style-name="T1">select </text:span><text:span text:style-name="T10">*</text:span></text:p>
      <text:p text:style-name="P1"><text:span text:style-name="T1">from </text:span>warehouses<text:span text:style-name="T1">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7S</meta:editing-duration>
    <meta:editing-cycles>3</meta:editing-cycles>
    <meta:generator>OpenOffice/4.1.10$Win32 OpenOffice.org_project/4110m2$Build-9807</meta:generator>
    <dc:date>2022-11-17T15:12:24.45</dc:date>
    <meta:document-statistic meta:table-count="0" meta:image-count="0" meta:object-count="0" meta:page-count="2" meta:paragraph-count="72" meta:word-count="331" meta:character-count="2432"/>
    <dc:creator>Nursultan </dc:creator>
    <meta:user-defined meta:name="Info 1"/>
    <meta:user-defined meta:name="Info 2"/>
    <meta:user-defined meta:name="Info 3"/>
    <meta:user-defined meta:name="Info 4"/>
  </office:meta>
</office:document-meta>
</file>